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628114" officeooo:paragraph-rsid="00628114"/>
    </style:style>
    <style:style style:name="P2" style:family="paragraph" style:parent-style-name="Text_20_body">
      <style:text-properties officeooo:paragraph-rsid="00628114"/>
    </style:style>
    <style:style style:name="P3" style:family="paragraph" style:parent-style-name="Text_20_body">
      <style:text-properties officeooo:rsid="00635b64" officeooo:paragraph-rsid="00635b64"/>
    </style:style>
    <style:style style:name="P4" style:family="paragraph" style:parent-style-name="Text_20_body">
      <style:text-properties officeooo:rsid="006482d0" officeooo:paragraph-rsid="006482d0"/>
    </style:style>
    <style:style style:name="P5" style:family="paragraph" style:parent-style-name="Text_20_body">
      <style:text-properties officeooo:rsid="00648874" officeooo:paragraph-rsid="00648874"/>
    </style:style>
    <style:style style:name="P6" style:family="paragraph" style:parent-style-name="Text_20_body">
      <style:text-properties officeooo:rsid="00652397" officeooo:paragraph-rsid="0068b863"/>
    </style:style>
    <style:style style:name="P7" style:family="paragraph" style:parent-style-name="Text_20_body">
      <style:text-properties officeooo:rsid="0066ba40" officeooo:paragraph-rsid="0066ba40"/>
    </style:style>
    <style:style style:name="P8" style:family="paragraph" style:parent-style-name="Text_20_body">
      <style:text-properties style:text-position="0% 100%" officeooo:rsid="00635b64" officeooo:paragraph-rsid="0069db23"/>
    </style:style>
    <style:style style:name="P9" style:family="paragraph" style:parent-style-name="Text_20_body">
      <style:text-properties officeooo:rsid="0068fdcf" officeooo:paragraph-rsid="0077d3d0"/>
    </style:style>
    <style:style style:name="P10" style:family="paragraph" style:parent-style-name="Footnote">
      <style:text-properties officeooo:rsid="0060ee48" officeooo:paragraph-rsid="0060ee48"/>
    </style:style>
    <style:style style:name="P11" style:family="paragraph" style:parent-style-name="Footnote">
      <style:text-properties officeooo:rsid="00652397" officeooo:paragraph-rsid="00652397"/>
    </style:style>
    <style:style style:name="P12" style:family="paragraph" style:parent-style-name="Footnote">
      <style:text-properties officeooo:rsid="0068fdcf" officeooo:paragraph-rsid="0068fdcf"/>
    </style:style>
    <style:style style:name="P13" style:family="paragraph" style:parent-style-name="Footnote">
      <style:text-properties officeooo:rsid="0069db23" officeooo:paragraph-rsid="0069db23"/>
    </style:style>
    <style:style style:name="P14" style:family="paragraph" style:parent-style-name="Footnote">
      <style:text-properties officeooo:rsid="006e2daf" officeooo:paragraph-rsid="006e2daf"/>
    </style:style>
    <style:style style:name="P15" style:family="paragraph" style:parent-style-name="Title">
      <style:text-properties fo:font-size="18pt" officeooo:rsid="0060ee48" style:font-size-asian="18pt" style:font-size-complex="18pt"/>
    </style:style>
    <style:style style:name="P16" style:family="paragraph" style:parent-style-name="Heading_20_2">
      <style:text-properties officeooo:rsid="00628114" officeooo:paragraph-rsid="00628114"/>
    </style:style>
    <style:style style:name="T1" style:family="text">
      <style:text-properties style:font-name="Liberation Sans" officeooo:rsid="0060ee48"/>
    </style:style>
    <style:style style:name="T2" style:family="text">
      <style:text-properties style:font-name="Liberation Sans" officeooo:rsid="00628114"/>
    </style:style>
    <style:style style:name="T3" style:family="text">
      <style:text-properties style:font-name="Liberation Sans" officeooo:rsid="0069db23"/>
    </style:style>
    <style:style style:name="T4" style:family="text">
      <style:text-properties style:font-name="Liberation Sans" officeooo:rsid="006e2daf"/>
    </style:style>
    <style:style style:name="T5" style:family="text">
      <style:text-properties style:font-name="Liberation Sans" officeooo:rsid="00730064"/>
    </style:style>
    <style:style style:name="T6" style:family="text">
      <style:text-properties style:text-position="super 58%"/>
    </style:style>
    <style:style style:name="T7" style:family="text">
      <style:text-properties style:text-position="super 58%" officeooo:rsid="0068fdcf"/>
    </style:style>
    <style:style style:name="T8" style:family="text">
      <style:text-properties officeooo:rsid="00628114"/>
    </style:style>
    <style:style style:name="T9" style:family="text">
      <style:text-properties style:text-position="0% 100%"/>
    </style:style>
    <style:style style:name="T10" style:family="text">
      <style:text-properties style:text-position="0% 100%" officeooo:rsid="00635b64"/>
    </style:style>
    <style:style style:name="T11" style:family="text">
      <style:text-properties style:text-position="0% 100%" officeooo:rsid="0069db23"/>
    </style:style>
    <style:style style:name="T12" style:family="text">
      <style:text-properties officeooo:rsid="006482d0"/>
    </style:style>
    <style:style style:name="T13" style:family="text">
      <style:text-properties officeooo:rsid="00648874"/>
    </style:style>
    <style:style style:name="T14" style:family="text">
      <style:text-properties fo:font-style="italic" style:font-style-asian="italic" style:font-style-complex="italic"/>
    </style:style>
    <style:style style:name="T15" style:family="text">
      <style:text-properties officeooo:rsid="00652397"/>
    </style:style>
    <style:style style:name="T16" style:family="text">
      <style:text-properties officeooo:rsid="0066ba40"/>
    </style:style>
    <style:style style:name="T17" style:family="text">
      <style:text-properties officeooo:rsid="00689b91"/>
    </style:style>
    <style:style style:name="T18" style:family="text">
      <style:text-properties officeooo:rsid="0068fdcf"/>
    </style:style>
    <style:style style:name="T19" style:family="text">
      <style:text-properties officeooo:rsid="00694fc5"/>
    </style:style>
    <style:style style:name="T20" style:family="text">
      <style:text-properties officeooo:rsid="0069db23"/>
    </style:style>
    <style:style style:name="T21" style:family="text">
      <style:text-properties officeooo:rsid="006b694b"/>
    </style:style>
    <style:style style:name="T22" style:family="text">
      <style:text-properties officeooo:rsid="006db7bb"/>
    </style:style>
    <style:style style:name="T23" style:family="text">
      <style:text-properties officeooo:rsid="006f5907"/>
    </style:style>
    <style:style style:name="T24" style:family="text">
      <style:text-properties officeooo:rsid="0070f71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Blockchain Basics</text:p>
      <text:p text:style-name="P2"><text:span text:style-name="T2">A b</text:span><text:span text:style-name="T1">lockchai</text:span><text:span text:style-name="T2">n is </text:span><text:span text:style-name="T1">like </text:span><text:span text:style-name="T2">a </text:span><text:span text:style-name="T3">set of </text:span><text:span text:style-name="T1">county official record books.</text:span><text:span text:style-name="T1"><text:note text:id="ftn1" text:note-class="footnote"><text:note-citation>1</text:note-citation><text:note-body><text:p text:style-name="P10">Of course, variations like private blockchains are also possible.</text:p></text:note-body></text:note></text:span><text:span text:style-name="T1"> <text:s/></text:span><text:span text:style-name="T4">R</text:span><text:span text:style-name="T1">ecord</text:span><text:span text:style-name="T4">s</text:span><text:span text:style-name="T1"> in </text:span><text:span text:style-name="T4">the </text:span><text:span text:style-name="T1">books are permanent and publicly available for anyone to read. <text:s/></text:span><text:span text:style-name="T2">Cryptographic hashes </text:span><text:span text:style-name="T1">make blockchains impossible</text:span><text:span text:style-name="T1"><text:note text:id="ftn2" text:note-class="footnote"><text:note-citation>2</text:note-citation><text:note-body><text:p text:style-name="P10">Impossible as used here means <text:span text:style-name="T8">terrifically </text:span>improbable with current technology.</text:p></text:note-body></text:note></text:span><text:span text:style-name="T1"> to change after they are established, and </text:span><text:span text:style-name="T2">public-private key pairs make it </text:span><text:span text:style-name="T4">easy to prove that the signature on a document </text:span><text:span text:style-name="T5">with a public key </text:span><text:span text:style-name="T4">was made by someone who knows the matching private key,</text:span><text:span text:style-name="T4"><text:note text:id="ftn3" text:note-class="footnote"><text:note-citation>3</text:note-citation><text:note-body><text:p text:style-name="P14">Which is why it is very important to keep your private keys safe, and secret.</text:p></text:note-body></text:note></text:span><text:span text:style-name="T4"> </text:span><text:span text:style-name="T2">which is important for titles of ownership that get recorded in a blockchain.</text:span></text:p>
      <text:h text:style-name="P16" text:outline-level="2">Hashes</text:h>
      <text:p text:style-name="P1">A cryptographic hash converts data into a small digital signature. <text:s/><text:span text:style-name="T20">A 32 byte hash has</text:span> over 10<text:span text:style-name="T6">77</text:span><text:span text:style-name="T9"> different possible hash values.</text:span><text:span text:style-name="T9"><text:note text:id="ftn4" text:note-class="footnote"><text:note-citation>4</text:note-citation><text:note-body><text:p text:style-name="P13">There are about 10<text:span text:style-name="T6">77</text:span> millimeters in a light-year, <text:span text:style-name="T24">a light year is 1600x the distance to Pluto,</text:span> it is a really big number.</text:p></text:note-body></text:note></text:span><text:span text:style-name="T9"> <text:s/>Cryptographic hashes are designed to make it as difficult as possible to find different data that has the exact same hash value. <text:s/>Every block in a blockchain includes a hash of the whole block plus the hash of the previous block. <text:s/>Any attempt to modify the contents of the block will modify its hash, </text:span><text:span text:style-name="T10">and therefore the hash of every block after it in the chain, </text:span><text:span text:style-name="T11">so a change would be easily noticed.</text:span></text:p>
      <text:h text:style-name="Heading_20_3" text:outline-level="3"><text:span text:style-name="T10">T</text:span><text:span text:style-name="T9">he Genesis Block</text:span></text:h>
      <text:p text:style-name="P8">The first block in a blockchain is called the genesis block. <text:s/>If you have read forward from the genesis block to any block in the chain, computing and checking hashes as you go, then you have validated the blockchain. <text:s/>You don't have to keep a copy of the whole blockchain to be sure that nothing changes, just the last hash. <text:s/>In the future, if <text:span text:style-name="T20">someone tries to give you an altered blockchain, you will know just by checking its hashes up to the last one you knew</text:span>, if <text:span text:style-name="T20">the hashes are </text:span>still <text:span text:style-name="T20">valid and the last hash is still the same</text:span> then the contents <text:span text:style-name="T23">up to that point </text:span>have not changed. <text:s/>You <text:span text:style-name="T21">don't have to keep a copy of the whole blockchain; only the </text:span>hash <text:span text:style-name="T21">is required </text:span>to be sure <text:span text:style-name="T21">all blocks before that hash have not changed</text:span>.</text:p>
      <text:h text:style-name="Heading_20_2" text:outline-level="2">Public-Private Key Pairs</text:h>
      <text:p text:style-name="P3">A public-private key pair is something you (ideally) make on your own computer, and you keep the private key secret. <text:s/><text:span text:style-name="T24">When y</text:span>ou publish the public key with data that you sign with your private key, <text:span text:style-name="T12">other </text:span>people can verify that you know the private key that goes with that public key. <text:s/><text:span text:style-name="T12">This type of digital signature enables </text:span><text:soft-page-break/><text:span text:style-name="T12">secure transfer of title in a public record, like a blockchain. <text:s/>After initial title of something is declared in a blockchain with a public key and a signature from the matching private key, later blocks may include a transfer of title from the previously recorded public key to a new public key by including the private key signature on the transfer. <text:s/>Transfers may merge and/or sub-divide property, this is how cryptocurrencies work.</text:span></text:p>
      <text:h text:style-name="Heading_20_2" text:outline-level="2">Peer to Peer Networks</text:h>
      <text:p text:style-name="P4">Blockchains are often implemented on peer to peer (P2P) networks. <text:s/>Unlike a county records office where all the official record books are stored in one place (hopefully backed up, these days), P2P networks connect a number of computers with no central server. <text:s/>If any computer in a P2P network stops working, the rest of the network continues on fully functional. <text:s/>Cryptographic hashes make it easy for these P2P networks to extend the blockchain, confident that no participant in the network can alter history without being detected. <text:s/>Public-private key pairs make it possible for people to hold title on a blockchain with confidence <text:span text:style-name="T13">that nobody can record a transfer of that title unless they know the private key which is required to do so.</text:span></text:p>
      <text:h text:style-name="Heading_20_2" text:outline-level="2">Cryptocurrency</text:h>
      <text:p text:style-name="P5">Cryptocurrency is digital title to some fraction of usually nothing, recorded in a blockchain. <text:s/>The genesis block in a blockchain usually establishes some rules about how title can be obtained and transferred, and then people who hold the private keys can start transferring their cryptocurrency back and forth with other people who have different public-private key pairs.</text:p>
      <text:h text:style-name="Heading_20_3" text:outline-level="3">Alice and Bob</text:h>
      <text:p text:style-name="P5">Alice has some itcoins, <text:span text:style-name="T14">i.e.</text:span> title to some cryptocurrency in the itcoin blockchain. <text:s/>She wants to give some of her itcoins to Bob. <text:s/>Bob creates a public-private key pair, usually with wallet software that knows the itcoin rules <text:span text:style-name="T15">and formats</text:span>, and sends his public key to Alice. <text:s/>Alice tells her wallet to transfer title of some of her itcoins to the public key provided by Bob using her private keys. <text:s/>Alice's wallet prepares the transfer of title and sends it to the itcoin network to be included in the blockchain. <text:s/>Once that transfer of title is recorded <text:span text:style-name="T15">on the blockchain</text:span>, Bob<text:span text:style-name="T15">'s public key has title to those itcoins and he can use the private keys stored in his wallet to transfer the itcoins to other people. <text:s/>Nobody else can take Bob's itcoins without knowing his private key(s).</text:span></text:p>
      <text:h text:style-name="Heading_20_2" text:outline-level="2"><text:soft-page-break/>Proof of Work</text:h>
      <text:p text:style-name="P6">Bitcoin, and other blockchains like bitcoin, use a difficult cryptographic problem as part of the rules for recording blocks in the blockchain. <text:s/>The more “miners” that work on the bitcoin blockchain, the more difficult the problem becomes so that only one new block can be produced for the blockchain approximately every ten minutes. <text:s/>This scheme has provided robust security for the bitcoin blockchain for nearly ten years now, but it has a terrible cost in electricity. <text:s/>It is estimated that bitcoin mining alone is presently consuming as much electricity as the entire country of Switzerland.<text:note text:id="ftn5" text:note-class="footnote"><text:note-citation>5</text:note-citation><text:note-body><text:p text:style-name="P11"><text:a xlink:type="simple" xlink:href="https://digiconomist.net/bitcoin-energy-consumption" text:style-name="Internet_20_link" text:visited-style-name="Visited_20_Internet_20_Link">https://digiconomist.net/bitcoin-energy-consumption</text:a> <text:span text:style-name="T18">April 30</text:span><text:span text:style-name="T7">th</text:span><text:span text:style-name="T18"> 2018.</text:span></text:p></text:note-body></text:note> <text:s/><text:span text:style-name="T16">This is happening because miners are currently, collectively, earning almost 8 billion dollars a year from their mining efforts, but they are spending over 3 billion dollars a year in power consumption costs alone. <text:s/>With ~850 kWh of electricity (~$90 in Florida) consumed per transaction, proof of work does not look like the transaction settling technology of the future to me.</text:span></text:p>
      <text:h text:style-name="Heading_20_2" text:outline-level="2">Доверяй, но проверяй <text:span text:style-name="T16">(Trust, but Verify)</text:span></text:h>
      <text:p text:style-name="P7">What Assign Onward aims to do is describe <text:span text:style-name="T18">and demonstrate </text:span>a blockchain which supports secure cryptocurrency (title of shares) transactions without using proof of work for security. <text:s/>It relies on cryptographic hashes, public-private key pair signatures, and underwriting of transactions. <text:s/>End users transferring shares are not always experienced, and not always trustable. <text:s/>They use underwriters who pledge their own shares to attempt to correctly record <text:span text:style-name="T17">valid</text:span> transactions in the blockchain, and if the transaction is correctly recorded the underwriters are rewarded with shares. <text:s/>Chainmakers work with underwriters to efficiently and correctly extend the blockchain, and error checkers audit the process <text:span text:style-name="T17">to ensure that the rules are being followed by everyone – rewarded from the underwriters' shares when invalid transactions or other rules violations have been signed by a private key connected to valid share title in the blockchain.</text:span></text:p>
      <text:p text:style-name="P9">Assign Onward uses underwriters with skin in the game<text:note text:id="ftn6" text:note-class="footnote"><text:note-citation>6</text:note-citation><text:note-body><text:p text:style-name="P12">Skin in the game: shares that can be lost if they promise something that <text:span text:style-name="T22">is not true</text:span></text:p></text:note-body></text:note> to do the work of validating transactions. <text:s/>Error checkers are incentivized to check the validity of all transactions both by being awarded shares from private signatures used incorrectly<text:note text:id="ftn7" text:note-class="footnote"><text:note-citation>7</text:note-citation><text:note-body><text:p text:style-name="P12">For example: if an underwriter attempts to double spend shares, those shares can be claimed by an error checker.</text:p></text:note-body></text:note>, <text:span text:style-name="T19">and by publishing their own “proof of validation” in the blockchain demonstrating that they have correctly validated a certain block in the cha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fo:line-height="120%"/>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master-page-name="">
      <loext:graphic-properties draw:fill="solid" draw:fill-color="#eeeeee" draw:fill-image-width="0in" draw:fill-image-height="0in"/>
      <style:paragraph-properties fo:margin-left="0.5in" fo:margin-right="0in" fo:text-indent="0in" style:auto-text-indent="false" style:page-number="auto" fo:background-color="#eeeeee" style:shadow="none">
        <style:tab-stops/>
      </style:paragraph-properties>
      <style:text-properties style:font-name="DejaVu Sans" fo:font-family="'DejaVu Sans'" style:font-style-name="Book" style:font-family-generic="swiss" style:font-pitch="variable" fo:font-size="8pt" fo:background-color="transparent"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margin-top="0in" fo:margin-bottom="0.0402in" loext:contextual-spacing="false" fo:text-indent="-0.2354in" style:auto-text-indent="false" text:number-lines="false" text:line-number="0"/>
      <style:text-properties style:font-name="Liberation Sans1" fo:font-family="'Liberation Sans'" style:font-style-name="Regular" style:font-family-generic="swiss" style:font-pitch="variable" fo:font-size="8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5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8T18:32:13.560147834</meta:creation-date>
    <dc:date>2018-05-16T07:32:38.728808115</dc:date>
    <meta:editing-duration>PT7H14M41S</meta:editing-duration>
    <meta:editing-cycles>33</meta:editing-cycles>
    <meta:generator>LibreOffice/5.0.2.2$Linux_X86_64 LibreOffice_project/00m0$Build-2</meta:generator>
    <meta:document-statistic meta:table-count="0" meta:image-count="0" meta:object-count="0" meta:page-count="3" meta:paragraph-count="26" meta:word-count="1231" meta:character-count="7448" meta:non-whitespace-character-count="6207"/>
  </office:meta>
</office:document-meta>
</file>